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4.7346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2256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591in" fo:break-before="auto" style:use-optimal-row-height="false"/>
    </style:style>
    <style:style style:name="ro7" style:family="table-row">
      <style:table-row-properties style:row-height="0.2244in" fo:break-before="auto" style:use-optimal-row-height="false"/>
    </style:style>
    <style:style style:name="ro8" style:family="table-row">
      <style:table-row-properties style:row-height="0.2311in" fo:break-before="auto" style:use-optimal-row-height="true"/>
    </style:style>
    <style:style style:name="ro9" style:family="table-row">
      <style:table-row-properties style:row-height="0.1783in" fo:break-before="auto" style:use-optimal-row-height="false"/>
    </style:style>
    <style:style style:name="ro10" style:family="table-row">
      <style:table-row-properties style:row-height="0.2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2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3" style:family="table-cell" style:parent-style-name="Default">
      <style:table-cell-properties fo:background-color="#cccccc" fo:wrap-option="wrap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none" fo:border-left="0.0071in solid #ffffff" fo:border-right="0.0071in solid #ffffff" fo:border-top="none"/>
      <style:text-properties style:font-name="Verdana" fo:font-size="12pt"/>
    </style:style>
    <style:style style:name="ce5" style:family="table-cell" style:parent-style-name="Default">
      <style:table-cell-properties fo:border="0.0071in solid #000000"/>
      <style:text-properties style:font-name="Verdana" fo:font-size="12pt"/>
    </style:style>
    <style:style style:name="ce6" style:family="table-cell" style:parent-style-name="Default">
      <style:table-cell-properties fo:border-bottom="0.0071in solid #ffffff" fo:border-left="0.0071in solid #000000" fo:border-right="0.0071in solid #000000" fo:border-top="0.0071in solid #000000"/>
      <style:text-properties style:font-name="Verdana" fo:font-size="12pt"/>
    </style:style>
    <style:style style:name="ce7" style:family="table-cell" style:parent-style-name="Default">
      <style:table-cell-properties fo:border-bottom="0.0071in solid #ffffff" fo:border-left="0.0071in solid #000000" fo:border-right="0.0071in solid #000000" fo:border-top="0.0071in solid #ffffff"/>
      <style:text-properties style:font-name="Verdana" fo:font-size="12pt"/>
    </style:style>
    <style:style style:name="ce8" style:family="table-cell" style:parent-style-name="Default">
      <style:table-cell-properties fo:border-bottom="0.0071in solid #000000" fo:border-left="0.0071in solid #000000" fo:border-right="0.0071in solid #000000" fo:border-top="0.0071in solid #ffffff"/>
      <style:text-properties style:font-name="Verdana" fo:font-size="12pt"/>
    </style:style>
    <style:style style:name="ce9" style:family="table-cell" style:parent-style-name="Default">
      <style:table-cell-properties fo:border-bottom="none" fo:background-color="#000080" fo:border-left="none" fo:border-right="none" fo:border-top="0.0071in solid #000000"/>
      <style:text-properties style:font-name="Verdana" fo:font-size="12pt" fo:font-weight="bold"/>
    </style:style>
    <style:style style:name="ce10" style:family="table-cell" style:parent-style-name="Default">
      <style:table-cell-properties fo:background-color="#9999cc" fo:border="0.0071in solid #000000"/>
      <style:text-properties style:font-name="Verdana" fo:font-size="12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13" style:family="table-cell" style:parent-style-name="Default">
      <style:table-cell-properties fo:background-color="#ccccff" fo:border="0.0071in solid #000000"/>
      <style:text-properties style:font-name="Verdana" fo:font-size="12pt"/>
    </style:style>
    <style:style style:name="ce14" style:family="table-cell" style:parent-style-name="Default">
      <style:text-properties style:font-name="Verdana" fo:font-size="12pt"/>
    </style:style>
    <style:style style:name="ce15" style:family="table-cell" style:parent-style-name="Default">
      <style:table-cell-properties fo:background-color="#000080"/>
      <style:text-properties style:font-name="Verdana" fo:font-size="12pt" fo:font-weight="bold"/>
    </style:style>
    <style:style style:name="ce16" style:family="table-cell" style:parent-style-name="Default">
      <style:table-cell-properties fo:border="0.0071in solid #000000" style:vertical-align="top"/>
      <style:text-properties style:font-name="Verdana" fo:font-size="12pt"/>
    </style:style>
    <style:style style:name="ce17" style:family="table-cell" style:parent-style-name="Default">
      <style:table-cell-properties fo:background-color="#ccccff" fo:border="0.0071in solid #000000" style:vertical-align="top"/>
      <style:text-properties style:font-name="Verdana" fo:font-size="12pt"/>
    </style:style>
    <style:style style:name="ce18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9" style:family="table-cell" style:parent-style-name="Default">
      <style:table-cell-properties fo:background-color="#b3b3b3" fo:border="0.0071in solid #000000"/>
      <style:text-properties style:font-name="Verdana" fo:font-size="12pt"/>
    </style:style>
    <style:style style:name="ce20" style:family="table-cell" style:parent-style-name="Default">
      <style:table-cell-properties fo:background-color="#00ffff" fo:border="0.0071in solid #000000"/>
      <style:text-properties style:font-name="Verdana" fo:font-size="12pt"/>
    </style:style>
    <style:style style:name="ce21" style:family="table-cell" style:parent-style-name="Default">
      <style:text-properties fo:font-weight="bold"/>
    </style:style>
    <style:style style:name="ce22" style:family="table-cell" style:parent-style-name="Default">
      <style:table-cell-properties fo:background-color="#b3b3b3" style:text-align-source="fix" style:repeat-content="false" fo:border="0.0071in solid #000000"/>
      <style:paragraph-properties fo:text-align="center" fo:margin-left="0in"/>
      <style:text-properties style:font-name="Verdana" fo:font-size="12pt"/>
    </style:style>
    <style:style style:name="ce23" style:family="table-cell" style:parent-style-name="Default">
      <style:table-cell-properties fo:background-color="#00ffff" style:text-align-source="fix" style:repeat-content="false" fo:border="0.0071in solid #000000"/>
      <style:paragraph-properties fo:text-align="center" fo:margin-left="0in"/>
      <style:text-properties style:font-name="Verdana" fo:font-size="12pt"/>
    </style:style>
    <style:style style:name="ce24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text-properties style:font-name="Verdana" fo:font-size="12pt"/>
    </style:style>
    <style:style style:name="ce25" style:family="table-cell" style:parent-style-name="Default">
      <style:text-properties style:font-name="Verdana" fo:font-size="12pt" fo:font-weight="bold"/>
    </style:style>
    <style:style style:name="ce26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Verdana" fo:font-size="12pt"/>
    </style:style>
    <style:style style:name="ce27" style:family="table-cell" style:parent-style-name="Default">
      <style:table-cell-properties fo:background-color="#ccccff" style:text-align-source="fix" style:repeat-content="false" fo:border="0.0071in solid #000000"/>
      <style:paragraph-properties fo:text-align="center" fo:margin-left="0in"/>
      <style:text-properties style:font-name="Verdana" fo:font-size="12pt"/>
    </style:style>
    <style:style style:name="ce28" style:family="table-cell" style:parent-style-name="Default" style:data-style-name="N37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29" style:family="table-cell" style:parent-style-name="Default">
      <style:table-cell-properties fo:background-color="#b3b3b3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30" style:family="table-cell" style:parent-style-name="Default">
      <style:table-cell-properties fo:background-color="#00ffff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31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Verdana" fo:font-size="12pt"/>
    </style:style>
    <style:style style:name="ce32" style:family="table-cell" style:parent-style-name="Default">
      <style:table-cell-properties fo:wrap-option="wrap" fo:border="0.0071in solid #000000"/>
      <style:text-properties style:font-name="Verdana" fo:font-size="12pt"/>
    </style:style>
    <style:style style:name="T1" style:family="text">
      <style:text-properties fo:font-weight="bold"/>
    </style:style>
  </office:automatic-styles>
  <office:body>
    <office:spreadsheet>
      <table:table table:name="Source Distribution" table:style-name="ta1" table:print="false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52" table:default-cell-style-name="ce14"/>
        <table:table-row table:style-name="ro1">
          <table:table-cell table:style-name="ce1" office:value-type="string" table:number-columns-spanned="4" table:number-rows-spanned="1">
            <text:p>Samples Testing</text:p>
          </table:table-cell>
          <table:covered-table-cell table:number-columns-repeated="3" table:style-name="ce18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ate:</text:p>
          </table:table-cell>
          <table:covered-table-cell table:style-name="ce2"/>
          <table:table-cell table:style-name="ce28" office:value-type="string" table:number-columns-spanned="2" table:number-rows-spanned="1">
            <text:p>29.09.2007</text:p>
          </table:table-cell>
          <table:covered-table-cell table:style-name="ce18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Tester's Name <text:s text:c="51"/></text:p>
          </table:table-cell>
          <table:covered-table-cell table:style-name="ce2"/>
          <table:table-cell table:style-name="ce18" office:value-type="string" table:number-columns-spanned="2" table:number-rows-spanned="1">
            <text:p>Evanthika Amarasiri</text:p>
          </table:table-cell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Platform <text:s text:c="59"/></text:p>
          </table:table-cell>
          <table:covered-table-cell table:style-name="ce2"/>
          <table:table-cell table:style-name="ce18" office:value-type="string" table:number-columns-spanned="2" table:number-rows-spanned="1">
            <text:p>Windows XP</text:p>
          </table:table-cell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istribution(Binary/ Source) <text:s text:c="24"/></text:p>
          </table:table-cell>
          <table:covered-table-cell table:style-name="ce2"/>
          <table:table-cell table:style-name="ce18" office:value-type="string" table:number-columns-spanned="2" table:number-rows-spanned="1">
            <text:p>Source</text:p>
          </table:table-cell>
          <table:covered-table-cell table:style-name="Default"/>
          <table:table-cell table:number-columns-repeated="252"/>
        </table:table-row>
        <table:table-row table:style-name="ro3">
          <table:table-cell table:style-name="ce3" office:value-type="string" table:number-columns-spanned="2" table:number-rows-spanned="1">
            <text:p>Deployment(Apache/Simple Axis Server) <text:s text:c="11"/></text:p>
          </table:table-cell>
          <table:covered-table-cell table:style-name="ce2"/>
          <table:table-cell table:style-name="ce18" office:value-type="string" table:number-columns-spanned="2" table:number-rows-spanned="1">
            <text:p>Simple Axis Server</text:p>
          </table:table-cell>
          <table:covered-table-cell table:style-name="Default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5" office:value-type="string" table:number-columns-spanned="4" table:number-rows-spanned="1">
            <text:p>Please Note that the colored cells are to record test results when the server is up and when it's not:</text:p>
          </table:table-cell>
          <table:covered-table-cell table:number-columns-repeated="3" table:style-name="ce5"/>
          <table:table-cell table:number-columns-repeated="252"/>
        </table:table-row>
        <table:table-row table:style-name="ro4">
          <table:table-cell table:style-name="ce6"/>
          <table:table-cell table:style-name="ce19"/>
          <table:table-cell table:style-name="ce5" office:value-type="string" table:number-columns-spanned="2" table:number-rows-spanned="1">
            <text:p><text:s/>Run the sample when the server is <text:span text:style-name="T1">UP</text:span></text:p>
          </table:table-cell>
          <table:covered-table-cell table:style-name="ce5"/>
          <table:table-cell table:number-columns-repeated="252"/>
        </table:table-row>
        <table:table-row table:style-name="ro4">
          <table:table-cell table:style-name="ce7"/>
          <table:table-cell table:style-name="ce20"/>
          <table:table-cell table:style-name="ce5" office:value-type="string" table:number-columns-spanned="2" table:number-rows-spanned="1">
            <text:p><text:s/>Run the sample when the server is <text:span text:style-name="T1">DOWN</text:span>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8"/>
          <table:table-cell table:style-name="ce5"/>
          <table:table-cell table:style-name="ce5" office:value-type="string" table:number-columns-spanned="2" table:number-rows-spanned="1">
            <text:p><text:s/>Run the sample against a memory profiler (valgrind or Purify)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9" office:value-type="string" table:number-columns-spanned="4" table:number-rows-spanned="1">
            <text:p>Normal Samples</text:p>
          </table:table-cell>
          <table:covered-table-cell table:number-columns-repeated="3" table:style-name="ce21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32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table-cell table:style-name="ce5"/>
            <table:table-cell table:number-columns-repeated="252"/>
          </table:table-row>
          <table:table-row table:style-name="ro5" table:visibility="collapse">
            <table:covered-table-cell table:style-name="ce11"/>
            <table:table-cell table:style-name="ce24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6" table:visibility="collapse">
            <table:covered-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7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7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Flicker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3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Trader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3"/>
            <table:table-cell table:number-columns-repeated="252"/>
          </table:table-row>
          <table:table-row table:style-name="ro2" table:visibility="collapse">
            <table:table-cell table:style-name="ce13" office:value-type="string" table:number-columns-spanned="4" table:number-rows-spanned="1">
              <text:p>WSClient Samples</text:p>
            </table:table-cell>
            <table:covered-table-cell table:number-columns-repeated="3" table:style-name="ce13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Echo</text:p>
            </table:table-cell>
            <table:table-cell table:style-name="ce22"/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echo_rest</text:p>
            </table:table-cell>
            <table:table-cell table:style-name="ce22"/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rest_echo</text:p>
            </table:table-cell>
            <table:table-cell table:style-name="ce22"/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rest_photo_search</text:p>
            </table:table-cell>
            <table:table-cell table:style-name="ce22"/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soap_echo</text:p>
            </table:table-cell>
            <table:table-cell table:style-name="ce22"/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soap_photo_search</text:p>
            </table:table-cell>
            <table:table-cell table:style-name="ce22"/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Enable guththila ( N/A for Binary)</text:p>
          </table:table-cell>
          <table:covered-table-cell table:number-columns-repeated="3" table:style-name="ce25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8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 office:value-type="string">
              <text:p>P</text:p>
            </table:table-cell>
            <table:table-cell table:style-name="ce29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Flicker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3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Trader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3"/>
            <table:table-cell table:number-columns-repeated="252"/>
          </table:table-row>
          <table:table-row table:style-name="ro2" table:visibility="collapse">
            <table:table-cell table:style-name="ce13" office:value-type="string" table:number-columns-spanned="4" table:number-rows-spanned="1">
              <text:p>WSClient Samples</text:p>
            </table:table-cell>
            <table:covered-table-cell table:number-columns-repeated="3" table:style-name="ce13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Ech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echo_rest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rest_ech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rest_photo_search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soap_ech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soap_photo_search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Enable ssl ( N/A for Binary)</text:p>
          </table:table-cell>
          <table:covered-table-cell table:number-columns-repeated="3" table:style-name="ce25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9"/>
            <table:table-cell table:style-name="ce29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9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9"/>
            <table:table-cell table:style-name="ce2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9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9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Enable libcurl ( N/A for Binary)</text:p>
          </table:table-cell>
          <table:covered-table-cell table:number-columns-repeated="3" table:style-name="ce25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style-name="ce26"/>
            <table:table-cell table:style-name="ce31"/>
            <table:covered-table-cell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Flicker</text:p>
            </table:table-cell>
            <table:table-cell table:style-name="ce22"/>
            <table:table-cell table:style-name="ce3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Trader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3" office:value-type="string" table:number-columns-spanned="4" table:number-rows-spanned="1">
              <text:p>WSClient Samples</text:p>
            </table:table-cell>
            <table:covered-table-cell table:number-columns-repeated="3" table:style-name="ce13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Echo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3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echo_rest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3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rest_echo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3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rest_photo_search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3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soap_echo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3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soap_photo_search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3"/>
            <table:covered-table-cell table:style-name="ce5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Test with Apache</text:p>
          </table:table-cell>
          <table:covered-table-cell table:number-columns-repeated="3" table:style-name="ce25"/>
          <table:table-cell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8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 office:value-type="string">
              <text:p>P</text:p>
            </table:table-cell>
            <table:table-cell table:style-name="ce29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Flicker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Trader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10" table:visibility="collapse">
            <table:table-cell table:style-name="ce17" office:value-type="string" table:number-columns-spanned="4" table:number-rows-spanned="1">
              <text:p>WSClient Samples</text:p>
            </table:table-cell>
            <table:covered-table-cell table:style-name="ce27"/>
            <table:covered-table-cell table:number-columns-repeated="2" table:style-name="ce13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Ech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echo_rest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flicker_rest_ech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flicker_rest_photo_search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flicker_soap_ech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flicker_soap_photo_search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Test with IIS </text:p>
          </table:table-cell>
          <table:covered-table-cell table:number-columns-repeated="3" table:style-name="ce25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9"/>
            <table:table-cell table:style-name="ce29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9"/>
            <table:table-cell table:style-name="ce2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9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9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Using Proxy</text:p>
          </table:table-cell>
          <table:covered-table-cell table:number-columns-repeated="3" table:style-name="ce25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Tools</text:p>
          </table:table-cell>
          <table:covered-table-cell table:number-columns-repeated="3" table:style-name="ce21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Tool nam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TCPMon Tool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WSClient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 table:number-rows-repeated="6513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5in" fo:margin-bottom="0.4299in" fo:margin-left="0.35in" fo:margin-right="0.35in"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1">10/01/2007</text:date>, <text:time>10:1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08T16:12:06</meta:creation-date>
    <dc:date>2007-10-01T10:16:30</dc:date>
    <meta:print-date>2006-12-19T10:17:40</meta:print-date>
    <dc:language>en-US</dc:language>
    <meta:editing-cycles>88</meta:editing-cycles>
    <meta:editing-duration>PT23H11M5S</meta:editing-duration>
    <meta:user-defined meta:name="Info 1"/>
    <meta:user-defined meta:name="Info 2"/>
    <meta:user-defined meta:name="Info 3"/>
    <meta:user-defined meta:name="Info 4"/>
    <meta:document-statistic meta:table-count="1" meta:cell-count="247"/>
  </office:meta>
</office:document-meta>
</file>